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de" fo:country="D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table:style-name="ce2" office:value-type="string" calcext:value-type="string">
            <text:p>Est-ce que c’est un garçon ?</text:p>
          </table:table-cell>
          <table:table-cell table:style-name="ce2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images/Isabell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mages/Eric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images/Han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images/Bernard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images/Anit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images/Roge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images/Luca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images/Charle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images/Mari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images/Max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images/Danie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mages/Ann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images/Herma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mages/Sophi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images/Jo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images/Philipp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mages/Pau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images/Stephe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images/Sarah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Katrine</text:p>
          </table:table-cell>
          <table:table-cell office:value-type="string" calcext:value-type="string">
            <text:p>images/Katri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images/Frank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images/Victo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images/Carme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images/Theo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8:32:45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4:09:12.265008870</meta:creation-date>
    <meta:editing-duration>PT17M39S</meta:editing-duration>
    <meta:editing-cycles>7</meta:editing-cycles>
    <meta:generator>LibreOffice/7.2.5.2$Windows_X86_64 LibreOffice_project/499f9727c189e6ef3471021d6132d4c694f357e5</meta:generator>
    <dc:date>2023-03-13T18:47:54.418000000</dc:date>
    <meta:document-statistic meta:table-count="1" meta:cell-count="250" meta:object-count="0"/>
  </office:meta>
</office:document-meta>
</file>